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8月12日至108年8月1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33" calcext:value-type="float" table:number-columns-spanned="2" table:number-rows-spanned="1">
            <text:p><text:s/>33 </text:p>
          </table:table-cell>
          <table:covered-table-cell table:style-name="ce49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49"/>
          <table:table-cell table:style-name="ce8" office:value-type="float" office:value="981" calcext:value-type="float" table:number-columns-spanned="2" table:number-rows-spanned="1">
            <text:p><text:s/>981 </text:p>
          </table:table-cell>
          <table:covered-table-cell table:style-name="ce49"/>
          <table:table-cell table:style-name="ce8" office:value-type="float" office:value="140" calcext:value-type="float" table:number-columns-spanned="2" table:number-rows-spanned="1">
            <text:p><text:s/>14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9" calcext:value-type="float" table:number-columns-spanned="2" table:number-rows-spanned="1">
            <text:p><text:s/>9 </text:p>
          </table:table-cell>
          <table:covered-table-cell table:style-name="ce49"/>
          <table:table-cell table:style-name="ce8" office:value-type="float" office:value="29" calcext:value-type="float" table:number-columns-spanned="2" table:number-rows-spanned="1">
            <text:p><text:s/>29 </text:p>
          </table:table-cell>
          <table:covered-table-cell table:style-name="ce49"/>
          <table:table-cell table:style-name="ce8" office:value-type="float" office:value="68" calcext:value-type="float" table:number-columns-spanned="2" table:number-rows-spanned="1">
            <text:p><text:s/>68 </text:p>
          </table:table-cell>
          <table:covered-table-cell table:style-name="ce49"/>
          <table:table-cell table:style-name="ce8" office:value-type="float" office:value="981" calcext:value-type="float" table:number-columns-spanned="2" table:number-rows-spanned="1">
            <text:p><text:s/>981 </text:p>
          </table:table-cell>
          <table:covered-table-cell table:style-name="ce49"/>
          <table:table-cell table:style-name="ce8" office:value-type="float" office:value="160" calcext:value-type="float" table:number-columns-spanned="2" table:number-rows-spanned="1">
            <text:p><text:s/>16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83.33" calcext:value-type="float" table:number-columns-spanned="2" table:number-rows-spanned="1">
            <text:p>83.33 </text:p>
          </table:table-cell>
          <table:covered-table-cell table:style-name="ce19"/>
          <table:table-cell table:style-name="ce20" office:value-type="float" office:value="150" calcext:value-type="float" table:number-columns-spanned="2" table:number-rows-spanned="1">
            <text:p>150.00 </text:p>
          </table:table-cell>
          <table:covered-table-cell table:style-name="ce21"/>
          <table:table-cell table:style-name="ce20" office:value-type="float" office:value="87.88" calcext:value-type="float" table:number-columns-spanned="2" table:number-rows-spanned="1">
            <text:p>87.88 </text:p>
          </table:table-cell>
          <table:covered-table-cell table:style-name="ce21"/>
          <table:table-cell table:style-name="ce20" office:value-type="float" office:value="95.77" calcext:value-type="float" table:number-columns-spanned="2" table:number-rows-spanned="1">
            <text:p>95.7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4.29" calcext:value-type="float" table:number-columns-spanned="2" table:number-rows-spanned="1">
            <text:p>114.29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8 月 19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00/00/00</text:date>, <text:time style:data-style-name="N2" text:time-value="22:49:07.14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08-20T22:50:22.959000000</dc:date>
    <meta:editing-duration>PT4H53M4S</meta:editing-duration>
    <meta:editing-cycles>145</meta:editing-cycles>
    <meta:document-statistic meta:table-count="1" meta:cell-count="39" meta:object-count="0"/>
  </office:meta>
</office:document-meta>
</file>